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10.5pt" officeooo:paragraph-rsid="00029bef" style:font-size-asian="10.5pt" style:font-size-complex="10.5pt"/>
    </style:style>
    <style:style style:name="P2" style:family="paragraph" style:parent-style-name="Standard">
      <style:text-properties style:font-name="Helvetica" fo:font-size="10.5pt" officeooo:paragraph-rsid="00990062" style:font-size-asian="10.5pt" style:font-size-complex="10.5pt"/>
    </style:style>
    <style:style style:name="P3" style:family="paragraph" style:parent-style-name="Standard">
      <style:text-properties style:font-name="Helvetica" fo:font-size="10.5pt" officeooo:paragraph-rsid="00bd3fb5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10.5pt" fo:font-weight="normal" officeooo:rsid="00029bef" officeooo:paragraph-rsid="00029bef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variant="normal" fo:text-transform="none" fo:color="#333333" style:font-name="Helvetica" fo:font-size="10.5pt" fo:letter-spacing="normal" fo:font-style="italic" style:text-underline-style="none" fo:font-weight="normal" officeooo:rsid="00b67de5" officeooo:paragraph-rsid="00b67de5" style:font-size-asian="10.5pt" style:font-style-asian="italic" style:font-size-complex="10.5pt" style:font-style-complex="italic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style:text-underline-style="solid" style:text-underline-width="auto" style:text-underline-color="font-color" fo:font-weight="bold" officeooo:rsid="00719320" officeooo:paragraph-rsid="00bd3fb5" style:font-size-asian="10.5pt" style:font-weight-asian="bold" style:font-size-complex="10.5pt"/>
    </style:style>
    <style:style style:name="P7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bd3fb5" style:font-size-asian="10.5pt" style:font-size-complex="10.5pt"/>
    </style:style>
    <style:style style:name="P8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rsid="0072af48" officeooo:paragraph-rsid="00bd3fb5" style:font-size-asian="10.5pt" style:font-size-complex="10.5pt"/>
    </style:style>
    <style:style style:name="P9" style:family="paragraph" style:parent-style-name="Standard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style:text-underline-style="none" fo:font-weight="normal" officeooo:rsid="0072af48" officeooo:paragraph-rsid="00bd3fb5" style:font-size-asian="10.5pt" style:font-weight-asian="normal" style:font-size-complex="10.5pt" style:font-weight-complex="normal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fo:font-style="normal" style:text-underline-style="none" officeooo:rsid="00742d8d" officeooo:paragraph-rsid="00990062" style:font-size-asian="10.5pt" style:font-style-asian="normal" style:font-size-complex="10.5pt" style:font-style-complex="normal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45cm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rsid="00b21e88" officeooo:paragraph-rsid="00b21e88" style:font-size-asian="10.5pt" style:font-size-complex="10.5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Helvetica" fo:font-size="10.5pt" officeooo:paragraph-rsid="00029bef" style:font-size-asian="10.5pt" style:font-size-complex="10.5pt"/>
    </style:style>
    <style:style style:name="P13" style:family="paragraph" style:parent-style-name="Standard">
      <style:paragraph-properties fo:margin-top="0cm" fo:margin-bottom="0cm" style:contextual-spacing="false"/>
      <style:text-properties style:font-name="Helvetica" fo:font-size="10.5pt" officeooo:paragraph-rsid="00bd3fb5" style:font-size-asian="10.5pt" style:font-size-complex="10.5pt"/>
    </style:style>
    <style:style style:name="P14" style:family="paragraph" style:parent-style-name="Standard">
      <style:paragraph-properties fo:margin-top="0cm" fo:margin-bottom="0cm" style:contextual-spacing="false"/>
      <style:text-properties style:font-name="Helvetica" fo:font-size="10.5pt" fo:font-style="italic" officeooo:paragraph-rsid="00bd3fb5" style:font-size-asian="10.5pt" style:font-style-asian="italic" style:font-size-complex="10.5pt"/>
    </style:style>
    <style:style style:name="P15" style:family="paragraph" style:parent-style-name="Standard">
      <style:paragraph-properties fo:margin-top="0cm" fo:margin-bottom="0cm" style:contextual-spacing="false"/>
      <style:text-properties style:font-name="Helvetica" fo:font-size="10.5pt" style:text-underline-style="none" officeooo:paragraph-rsid="00bd3fb5" style:font-size-asian="10.5pt" style:font-size-complex="10.5pt"/>
    </style:style>
    <style:style style:name="P16" style:family="paragraph" style:parent-style-name="Standard">
      <style:paragraph-properties fo:margin-top="0cm" fo:margin-bottom="0.212cm" style:contextual-spacing="false"/>
      <style:text-properties style:font-name="Helvetica" fo:font-size="10.5pt" style:font-size-asian="10.5pt" style:font-size-complex="10.5pt"/>
    </style:style>
    <style:style style:name="P17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b67de5" style:font-size-asian="10.5pt" style:font-size-complex="10.5pt"/>
    </style:style>
    <style:style style:name="P18" style:family="paragraph" style:parent-style-name="Standard">
      <style:paragraph-properties fo:margin-top="0cm" fo:margin-bottom="0.212cm" style:contextual-spacing="false"/>
      <style:text-properties style:font-name="Helvetica" fo:font-size="10.5pt" fo:font-weight="bold" officeooo:rsid="00029bef" style:font-size-asian="10.5pt" style:font-weight-asian="bold" style:font-size-complex="10.5pt"/>
    </style:style>
    <style:style style:name="P19" style:family="paragraph" style:parent-style-name="Standard">
      <style:paragraph-properties fo:margin-top="0cm" fo:margin-bottom="0.212cm" style:contextual-spacing="false"/>
      <style:text-properties style:font-name="Helvetica" fo:font-size="10.5pt" fo:font-weight="bold" officeooo:rsid="00029bef" officeooo:paragraph-rsid="00a59abd" style:font-size-asian="10.5pt" style:font-weight-asian="bold" style:font-size-complex="10.5pt"/>
    </style:style>
    <style:style style:name="P20" style:family="paragraph" style:parent-style-name="Standard">
      <style:paragraph-properties fo:margin-top="0cm" fo:margin-bottom="0.21cm" style:contextual-spacing="false"/>
      <style:text-properties style:font-name="Helvetica" fo:font-size="10.5pt" fo:font-weight="bold" officeooo:paragraph-rsid="0045474b" style:font-size-asian="10.5pt" style:font-weight-asian="bold" style:font-size-complex="10.5pt"/>
    </style:style>
    <style:style style:name="P21" style:family="paragraph" style:parent-style-name="Standard">
      <style:paragraph-properties fo:margin-top="0cm" fo:margin-bottom="0.21cm" style:contextual-spacing="false"/>
      <style:text-properties style:font-name="Helvetica" fo:font-size="10.5pt" fo:font-weight="bold" officeooo:paragraph-rsid="00bd3fb5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margin-top="0cm" fo:margin-bottom="0.21cm" style:contextual-spacing="false"/>
      <style:text-properties style:font-name="Helvetica" fo:font-size="10.5pt" fo:font-weight="bold" officeooo:rsid="000b1c15" officeooo:paragraph-rsid="00bd3fb5" style:font-size-asian="10.5pt" style:font-weight-asian="bold" style:font-size-complex="10.5pt"/>
    </style:style>
    <style:style style:name="P23" style:family="paragraph" style:parent-style-name="Standard">
      <style:paragraph-properties fo:margin-top="0.21cm" fo:margin-bottom="0cm" style:contextual-spacing="false"/>
      <style:text-properties style:font-name="Helvetica" fo:font-size="10.5pt" officeooo:paragraph-rsid="00990062" style:font-size-asian="10.5pt" style:font-size-complex="10.5pt"/>
    </style:style>
    <style:style style:name="P24" style:family="paragraph" style:parent-style-name="Standard">
      <style:paragraph-properties fo:margin-top="0.21cm" fo:margin-bottom="0cm" style:contextual-spacing="false"/>
      <style:text-properties style:font-name="Helvetica" fo:font-size="10.5pt" officeooo:paragraph-rsid="00bd3fb5" style:font-size-asian="10.5pt" style:font-size-complex="10.5pt"/>
    </style:style>
    <style:style style:name="P25" style:family="paragraph" style:parent-style-name="Preformatted_20_Text">
      <style:paragraph-properties fo:margin-top="0.4cm" fo:margin-bottom="0.21cm" style:contextual-spacing="false"/>
      <style:text-properties fo:font-variant="normal" fo:text-transform="none" fo:color="#2a2a2a" style:font-name="Helvetica" fo:font-size="10.5pt" fo:letter-spacing="normal" fo:font-style="normal" fo:font-weight="bold" officeooo:paragraph-rsid="00b21e88" style:font-size-asian="10.5pt" style:font-size-complex="10.5pt"/>
    </style:style>
    <style:style style:name="P26" style:family="paragraph" style:parent-style-name="Standard">
      <style:paragraph-properties fo:margin-top="0cm" fo:margin-bottom="0.409cm" style:contextual-spacing="false"/>
      <style:text-properties style:font-name="Helvetica" fo:font-size="10.5pt" officeooo:paragraph-rsid="00a59abd" style:font-size-asian="10.5pt" style:font-size-complex="10.5pt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Helvetica" fo:font-size="10.5pt" fo:font-weight="bold" style:font-size-asian="10.5pt" style:font-weight-asian="bold" style:font-size-complex="10.5pt"/>
    </style:style>
    <style:style style:name="P28" style:family="paragraph" style:parent-style-name="Standard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719320" officeooo:paragraph-rsid="00bd3fb5" style:font-size-asian="10.5pt" style:font-size-complex="10.5pt"/>
    </style:style>
    <style:style style:name="P29" style:family="paragraph" style:parent-style-name="Standard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724095" officeooo:paragraph-rsid="00bd3fb5" style:font-size-asian="10.5pt" style:font-size-complex="10.5pt"/>
    </style:style>
    <style:style style:name="P30" style:family="paragraph" style:parent-style-name="Standard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style:text-underline-style="solid" style:text-underline-width="auto" style:text-underline-color="font-color" officeooo:paragraph-rsid="00bd3fb5" style:font-size-asian="10.5pt" style:font-size-complex="10.5pt"/>
    </style:style>
    <style:style style:name="P31" style:family="paragraph" style:parent-style-name="Standard">
      <style:paragraph-properties fo:margin-top="0cm" fo:margin-bottom="0.212cm" style:contextual-spacing="false"/>
      <style:text-properties style:font-name="Helvetica" fo:font-size="10.5pt" officeooo:paragraph-rsid="00bd4dfb" style:font-size-asian="10.5pt" style:font-size-complex="10.5pt"/>
    </style:style>
    <style:style style:name="P32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9c23af" officeooo:paragraph-rsid="00b5e507" style:font-size-asian="10.5pt" style:font-size-complex="10.5pt"/>
    </style:style>
    <style:style style:name="P33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9c23af" officeooo:paragraph-rsid="00b9f768" style:font-size-asian="10.5pt" style:font-size-complex="10.5pt"/>
    </style:style>
    <style:style style:name="P34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bd3fb5" officeooo:paragraph-rsid="00bd3fb5" style:font-size-asian="10.5pt" style:font-size-complex="10.5pt"/>
    </style:style>
    <style:style style:name="P35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b5e507" officeooo:paragraph-rsid="00b5e507" style:font-size-asian="10.5pt" style:font-size-complex="10.5pt"/>
    </style:style>
    <style:style style:name="P36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rsid="00b1cb2d" officeooo:paragraph-rsid="00b1cb2d" style:font-size-asian="10.5pt" style:font-size-complex="10.5pt"/>
    </style:style>
    <style:style style:name="P37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bd3fb5" style:font-size-asian="10.5pt" style:font-size-complex="10.5pt"/>
    </style:style>
    <style:style style:name="P38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style:font-name="Helvetica" fo:font-size="10.5pt" officeooo:paragraph-rsid="00bd3fb5" style:font-size-asian="10.5pt" style:font-size-complex="10.5pt"/>
    </style:style>
    <style:style style:name="P39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paragraph-rsid="00b5e507" style:font-size-asian="10.5pt" style:font-size-complex="10.5pt"/>
    </style:style>
    <style:style style:name="P40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paragraph-rsid="00b7139b" style:font-size-asian="10.5pt" style:font-size-complex="10.5pt"/>
    </style:style>
    <style:style style:name="P41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1cb2d" officeooo:paragraph-rsid="00b21e88" style:font-size-asian="10.5pt" style:font-size-complex="10.5pt"/>
    </style:style>
    <style:style style:name="P42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d3fb5" officeooo:paragraph-rsid="00bd3fb5" style:font-size-asian="10.5pt" style:font-size-complex="10.5pt"/>
    </style:style>
    <style:style style:name="P43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d3fb5" officeooo:paragraph-rsid="00b7139b" style:font-size-asian="10.5pt" style:font-size-complex="10.5pt"/>
    </style:style>
    <style:style style:name="P44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5e507" officeooo:paragraph-rsid="00b7139b" style:font-size-asian="10.5pt" style:font-size-complex="10.5pt"/>
    </style:style>
    <style:style style:name="P45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9f768" officeooo:paragraph-rsid="00b9f768" style:font-size-asian="10.5pt" style:font-size-complex="10.5pt"/>
    </style:style>
    <style:style style:name="P46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b2d77c" officeooo:paragraph-rsid="00b2d77c" style:font-size-asian="10.5pt" style:font-size-complex="10.5pt"/>
    </style:style>
    <style:style style:name="P47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916bc7" officeooo:paragraph-rsid="00b21e88" style:font-size-asian="10.5pt" style:font-size-complex="10.5pt"/>
    </style:style>
    <style:style style:name="P48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a2a2a" style:font-name="Helvetica" fo:font-size="10.5pt" fo:letter-spacing="normal" fo:font-style="normal" fo:font-weight="normal" officeooo:rsid="0050f947" officeooo:paragraph-rsid="00bd3fb5" style:font-size-asian="10.5pt" style:font-size-complex="10.5pt"/>
    </style:style>
    <style:style style:name="P49" style:family="paragraph" style:parent-style-name="Preformatted_20_Text" style:list-style-name="L1">
      <style:paragraph-properties fo:margin-left="1.323cm" fo:margin-right="0cm" fo:margin-top="0cm" fo:margin-bottom="0cm" style:contextual-spacing="false" style:line-height-at-least="0.45cm" fo:orphans="2" fo:widows="2" fo:text-indent="-0.905cm" style:auto-text-indent="false">
        <style:tab-stops>
          <style:tab-stop style:position="1.014cm"/>
        </style:tab-stops>
      </style:paragraph-properties>
      <style:text-properties fo:font-variant="normal" fo:text-transform="none" fo:color="#222222" style:font-name="Helvetica" fo:font-size="10.5pt" fo:letter-spacing="normal" fo:font-style="normal" fo:font-weight="normal" officeooo:rsid="00b21e88" officeooo:paragraph-rsid="00b21e88" style:font-size-asian="10.5pt" style:font-size-complex="10.5pt"/>
    </style:style>
    <style:style style:name="P50" style:family="paragraph" style:parent-style-name="Preformatted_20_Text" style:list-style-name="L1">
      <style:paragraph-properties fo:margin-left="0.418cm" fo:margin-right="0cm" fo:margin-top="0cm" fo:margin-bottom="0cm" style:contextual-spacing="false" style:line-height-at-least="0.45cm" fo:text-indent="0cm" style:auto-text-indent="false">
        <style:tab-stops>
          <style:tab-stop style:position="1.014cm"/>
        </style:tab-stops>
      </style:paragraph-properties>
      <style:text-properties style:font-name="Helvetica" fo:font-size="10.5pt" officeooo:rsid="009c23af" officeooo:paragraph-rsid="00b9f768" style:font-size-asian="10.5pt" style:font-size-complex="10.5pt"/>
    </style:style>
    <style:style style:name="P51" style:family="paragraph" style:parent-style-name="Preformatted_20_Text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fo:font-weight="bold" officeooo:rsid="00990062" officeooo:paragraph-rsid="00b21e88" style:font-size-asian="10.5pt" style:font-weight-asian="bold" style:font-size-complex="10.5pt"/>
    </style:style>
    <style:style style:name="P52" style:family="paragraph" style:parent-style-name="Preformatted_20_Text" style:list-style-name="L1">
      <style:paragraph-properties fo:margin-left="0cm" fo:margin-right="0cm" fo:margin-top="0cm" fo:margin-bottom="0cm" style:contextual-spacing="false" style:line-height-at-least="0.45cm" fo:orphans="2" fo:widows="2" fo:text-indent="0cm" style:auto-text-indent="false">
        <style:tab-stops>
          <style:tab-stop style:position="1.014cm"/>
        </style:tab-stops>
      </style:paragraph-properties>
      <style:text-properties style:font-name="Helvetica" fo:font-size="10.5pt" fo:font-style="italic" fo:font-weight="bold" officeooo:rsid="00063b17" officeooo:paragraph-rsid="00bd3fb5" style:font-size-asian="10.5pt" style:font-style-asian="italic" style:font-weight-asian="bold" style:font-size-complex="10.5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72af48" style:font-weight-asian="normal" style:font-weight-complex="normal"/>
    </style:style>
    <style:style style:name="T3" style:family="text">
      <style:text-properties style:text-underline-style="none" fo:font-weight="normal" officeooo:rsid="0075b940" style:font-weight-asian="normal" style:font-weight-complex="normal"/>
    </style:style>
    <style:style style:name="T4" style:family="text">
      <style:text-properties style:text-underline-style="none" fo:font-weight="normal" officeooo:rsid="008aa0c1" style:font-weight-asian="normal" style:font-weight-complex="normal"/>
    </style:style>
    <style:style style:name="T5" style:family="text">
      <style:text-properties style:text-underline-style="none" fo:font-weight="normal" officeooo:rsid="00bd3fb5" style:font-weight-asian="normal" style:font-weight-complex="normal"/>
    </style:style>
    <style:style style:name="T6" style:family="text">
      <style:text-properties style:text-underline-style="none" officeooo:rsid="00742d8d"/>
    </style:style>
    <style:style style:name="T7" style:family="text">
      <style:text-properties style:text-underline-style="none" officeooo:rsid="00751f04"/>
    </style:style>
    <style:style style:name="T8" style:family="text">
      <style:text-properties style:text-underline-style="none" fo:font-weight="bold" officeooo:rsid="0072af48" style:font-weight-asian="bold" style:font-weight-complex="bold"/>
    </style:style>
    <style:style style:name="T9" style:family="text">
      <style:text-properties style:text-underline-style="none" officeooo:rsid="00990062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officeooo:rsid="009457a3" style:font-style-asian="italic"/>
    </style:style>
    <style:style style:name="T12" style:family="text">
      <style:text-properties fo:font-style="normal" style:text-underline-style="none" officeooo:rsid="0003187e" style:font-style-asian="normal" style:font-style-complex="normal"/>
    </style:style>
    <style:style style:name="T13" style:family="text">
      <style:text-properties fo:font-style="normal" style:text-underline-style="none" officeooo:rsid="00742d8d" style:font-style-asian="normal" style:font-style-complex="normal"/>
    </style:style>
    <style:style style:name="T14" style:family="text">
      <style:text-properties fo:font-style="normal" style:text-underline-style="none" officeooo:rsid="00990062" style:font-style-asian="normal" style:font-style-complex="normal"/>
    </style:style>
    <style:style style:name="T15" style:family="text">
      <style:text-properties fo:font-style="normal" style:text-underline-style="none" officeooo:rsid="009de82a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ffc49" style:font-weight-asian="normal" style:font-weight-complex="normal"/>
    </style:style>
    <style:style style:name="T18" style:family="text">
      <style:text-properties fo:font-weight="normal" officeooo:rsid="0072af48" style:font-weight-asian="normal" style:font-weight-complex="normal"/>
    </style:style>
    <style:style style:name="T19" style:family="text">
      <style:text-properties fo:font-weight="normal" officeooo:rsid="0075f9d0" style:font-weight-asian="normal" style:font-weight-complex="normal"/>
    </style:style>
    <style:style style:name="T20" style:family="text">
      <style:text-properties fo:font-weight="normal" officeooo:rsid="00a59abd" style:font-weight-asian="normal" style:font-weight-complex="normal"/>
    </style:style>
    <style:style style:name="T21" style:family="text">
      <style:text-properties fo:font-weight="normal" officeooo:rsid="00b1cb2d" style:font-weight-asian="normal" style:font-weight-complex="normal"/>
    </style:style>
    <style:style style:name="T22" style:family="text">
      <style:text-properties fo:font-weight="normal" officeooo:rsid="00b5e507" style:font-weight-asian="normal" style:font-weight-complex="normal"/>
    </style:style>
    <style:style style:name="T23" style:family="text">
      <style:text-properties fo:font-weight="normal" officeooo:rsid="00b9f768" style:font-weight-asian="normal" style:font-weight-complex="normal"/>
    </style:style>
    <style:style style:name="T24" style:family="text">
      <style:text-properties fo:font-weight="normal" officeooo:rsid="00bd3fb5" style:font-weight-asian="normal" style:font-weight-complex="normal"/>
    </style:style>
    <style:style style:name="T25" style:family="text">
      <style:text-properties fo:font-variant="normal" fo:text-transform="none" fo:color="#2a2a2a" fo:letter-spacing="normal" fo:font-style="normal" fo:font-weight="normal"/>
    </style:style>
    <style:style style:name="T26" style:family="text">
      <style:text-properties officeooo:rsid="0044b599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a59abd" style:font-weight-asian="bold" style:font-weight-complex="bold"/>
    </style:style>
    <style:style style:name="T29" style:family="text">
      <style:text-properties officeooo:rsid="00660a22"/>
    </style:style>
    <style:style style:name="T30" style:family="text">
      <style:text-properties officeooo:rsid="00679f27"/>
    </style:style>
    <style:style style:name="T31" style:family="text">
      <style:text-properties officeooo:rsid="0072af48"/>
    </style:style>
    <style:style style:name="T32" style:family="text">
      <style:text-properties officeooo:rsid="00742d8d"/>
    </style:style>
    <style:style style:name="T33" style:family="text">
      <style:text-properties officeooo:rsid="00751f04"/>
    </style:style>
    <style:style style:name="T34" style:family="text">
      <style:text-properties officeooo:rsid="0075b940"/>
    </style:style>
    <style:style style:name="T35" style:family="text">
      <style:text-properties officeooo:rsid="008da5b3"/>
    </style:style>
    <style:style style:name="T36" style:family="text">
      <style:text-properties officeooo:rsid="008dff95"/>
    </style:style>
    <style:style style:name="T37" style:family="text">
      <style:text-properties officeooo:rsid="008f03ab"/>
    </style:style>
    <style:style style:name="T38" style:family="text">
      <style:text-properties officeooo:rsid="00933194"/>
    </style:style>
    <style:style style:name="T39" style:family="text">
      <style:text-properties officeooo:rsid="00990062"/>
    </style:style>
    <style:style style:name="T40" style:family="text">
      <style:text-properties officeooo:rsid="009de82a"/>
    </style:style>
    <style:style style:name="T41" style:family="text">
      <style:text-properties officeooo:rsid="00a59abd"/>
    </style:style>
    <style:style style:name="T42" style:family="text">
      <style:text-properties officeooo:rsid="00b1cb2d"/>
    </style:style>
    <style:style style:name="T43" style:family="text">
      <style:text-properties officeooo:rsid="00b21e88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fo:font-weight="normal" officeooo:rsid="00bd3fb5" style:font-weight-asian="normal" style:font-weight-complex="normal"/>
    </style:style>
    <style:style style:name="T46" style:family="text">
      <style:text-properties fo:color="#222222" officeooo:rsid="00b21e88"/>
    </style:style>
    <style:style style:name="T47" style:family="text">
      <style:text-properties fo:color="#222222" officeooo:rsid="00b5e507"/>
    </style:style>
    <style:style style:name="T48" style:family="text">
      <style:text-properties officeooo:rsid="00b2d77c"/>
    </style:style>
    <style:style style:name="T49" style:family="text">
      <style:text-properties officeooo:rsid="00b45d21"/>
    </style:style>
    <style:style style:name="T50" style:family="text">
      <style:text-properties officeooo:rsid="00b5e507"/>
    </style:style>
    <style:style style:name="T51" style:family="text">
      <style:text-properties officeooo:rsid="00029bef"/>
    </style:style>
    <style:style style:name="T52" style:family="text">
      <style:text-properties officeooo:rsid="00b67de5"/>
    </style:style>
    <style:style style:name="T53" style:family="text">
      <style:text-properties officeooo:rsid="00b7139b"/>
    </style:style>
    <style:style style:name="T54" style:family="text">
      <style:text-properties officeooo:rsid="00b9f768"/>
    </style:style>
    <style:style style:name="T55" style:family="text">
      <style:text-properties officeooo:rsid="00bb7b0d"/>
    </style:style>
    <style:style style:name="T56" style:family="text">
      <style:text-properties officeooo:rsid="00bd3fb5"/>
    </style:style>
    <style:style style:name="T57" style:family="text">
      <style:text-properties officeooo:rsid="00bd4dfb"/>
    </style:style>
    <style:style style:name="T58" style:family="text">
      <style:text-properties officeooo:rsid="00bdd60b"/>
    </style:style>
    <style:style style:name="T59" style:family="text">
      <style:text-properties officeooo:rsid="00be1cf2"/>
    </style:style>
    <style:style style:name="T60" style:family="text">
      <style:text-properties officeooo:rsid="00bf4f7a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Anna Shipman</text:p>
      <text:p text:style-name="P1"><text:span text:style-name="T50">cv</text:span><text:span text:style-name="T35"> at </text:span><text:span text:style-name="T37">annashipman</text:span> dot co<text:span text:style-name="T35"> </text:span><text:span text:style-name="T36">dot uk</text:span></text:p>
      <text:p text:style-name="P12">www.annashipman.co.uk</text:p>
      <text:p text:style-name="P4">@annashipman</text:p>
      <text:p text:style-name="P16"/>
      <text:p text:style-name="P31"><text:span text:style-name="T39">Software developer with </text:span><text:span text:style-name="T50">9</text:span><text:span text:style-name="T39"> years' professional experience. </text:span><text:span text:style-name="T42">Currently </text:span><text:span text:style-name="T50">leading a project to automate cloud provisioning </text:span><text:span text:style-name="T56">and technical lead for the discovery phase of a project to rewrite <text:s/>the </text:span><text:span text:style-name="T57">service that allows users to apply for licences.</text:span></text:p>
      <text:p text:style-name="P17"><text:span text:style-name="T50">On </text:span><text:span text:style-name="T42">Infrastructure </text:span><text:span text:style-name="T43">&amp; Tools team</text:span><text:span text:style-name="T42"> </text:span><text:span text:style-name="T39">using Ruby, </text:span><text:span text:style-name="T42">Python,</text:span><text:span text:style-name="T39"> </text:span><text:span text:style-name="T42">Perl, </text:span><text:span text:style-name="T50">Puppet</text:span><text:span text:style-name="T42"> </text:span><text:span text:style-name="T39">and other web technologies. Previous experience includes </text:span><text:span text:style-name="T51">5 years</text:span><text:span text:style-name="T41">'</text:span><text:span text:style-name="T39"> Java and the </text:span><text:span text:style-name="T51">JEE stack. </text:span>Keen to continue to take on <text:span text:style-name="T38">more </text:span><text:span text:style-name="T26">te</text:span>ch<text:span text:style-name="T26">nic</text:span>a<text:span text:style-name="T26">l </text:span><text:span text:style-name="T50">and leadership </text:span>re<text:span text:style-name="T26">sp</text:span>o<text:span text:style-name="T26">nsi</text:span>b<text:span text:style-name="T26">ility</text:span><text:span text:style-name="T25">.</text:span></text:p>
      <text:p text:style-name="P20"/>
      <text:p text:style-name="P20">Current Position</text:p>
      <text:p text:style-name="P2"><text:span text:style-name="T9">Developer at the Government Digital Service</text:span> <text:span text:style-name="T32">(</text:span><text:span text:style-name="T39">April</text:span><text:span text:style-name="T12"> 20</text:span><text:span text:style-name="T14">12</text:span><text:span text:style-name="T12"> – date</text:span><text:span text:style-name="T13">)</text:span></text:p>
      <text:p text:style-name="P5">A team within the Cabinet Office, leading the digital transformation of government</text:p>
      <text:p text:style-name="P23">Current <text:span text:style-name="T60">responsibilities</text:span>:</text:p>
      <text:list xml:id="list3934610341444718816" text:style-name="L1">
        <text:list-item>
          <text:p text:style-name="P32"><text:span text:style-name="T50">Leading a team of </text:span><text:span text:style-name="T52">web operations engineers and</text:span><text:span text:style-name="T50"> developers, building automated tools for cloud provisioning, using Ruby and </text:span><text:span text:style-name="T56">f</text:span><text:span text:style-name="T50">og to interact with </text:span><text:span text:style-name="T52">VMware </text:span><text:span text:style-name="T50">vCloud Director</text:span></text:p>
        </text:list-item>
        <text:list-item>
          <text:p text:style-name="P34">Technical lead for discovery phase of project to rewrite central government's licence application <text:span text:style-name="T57">service</text:span></text:p>
        </text:list-item>
        <text:list-item>
          <text:p text:style-name="P35">Line managing and mentoring four developers from other teams</text:p>
          <text:p text:style-name="P36"/>
        </text:list-item>
      </text:list>
      <text:p text:style-name="P11">Previous r<text:span text:style-name="T60">esponsibilities</text:span> <text:span text:style-name="T59">at GDS </text:span>include: </text:p>
      <text:list xml:id="list208461203" text:continue-numbering="true" text:style-name="L1">
        <text:list-item>
          <text:p text:style-name="P33"><text:span text:style-name="T42">W</text:span><text:span text:style-name="T54">eb operations </text:span><text:span text:style-name="T42">on the Infrastructure &amp; Tools team, </text:span><text:span text:style-name="T54">supporting GOV.UK, the single domain for government</text:span><text:span text:style-name="T42">. </text:span><text:span text:style-name="T54">Making improvements and dealing with incidents on a platform that has </text:span><text:span text:style-name="T55">1.5 million </text:span><text:span text:style-name="T54">visitors per </text:span><text:span text:style-name="T55">day</text:span><text:span text:style-name="T54">.</text:span></text:p>
          <text:p text:style-name="P50"><text:span text:style-name="T42"><text:s text:c="5"/></text:span><text:span text:style-name="T52">Tasks included</text:span><text:span text:style-name="T42"> </text:span><text:span text:style-name="T43">using Puppet to manage configuration, </text:span><text:span text:style-name="T48">continuous integration, <text:tab/><text:tab/> <text:s text:c="4"/></text:span></text:p>
          <text:p text:style-name="P50"><text:span text:style-name="T48"><text:s text:c="9"/></text:span><text:span text:style-name="T43">managing and maintaining the network, e.g. DNS </text:span><text:span text:style-name="T49">management and </text:span><text:span text:style-name="T43">CDN </text:span><text:span text:style-name="T48">migration.</text:span></text:p>
          <text:list>
            <text:list-item>
              <text:list>
                <text:list-item>
                  <text:list>
                    <text:list-item>
                      <text:p text:style-name="P39"><text:span text:style-name="T50">Creating a framework to redirect 80,000 URLs from Directgov and BusinessLink to the correct place on the new GOV.UK site when it launched. </text:span><text:span text:style-name="T47">R</text:span><text:span text:style-name="T46">ead more about how we achieved this in my GDS blog post: http://digital.cabinetoffice.gov.uk/2012/12/10/testing-the-redirections/</text:span></text:p>
                    </text:list-item>
                    <text:list-item>
                      <text:p text:style-name="P49">Working on the platform that enables publishing of content to GOV.UK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25"><text:span text:style-name="T43">Interests &amp;</text:span> Achievements <text:span text:style-name="T43">Outside Work</text:span></text:p>
      <text:list xml:id="list84681431" text:continue-numbering="true" text:style-name="L1">
        <text:list-item>
          <text:p text:style-name="P41">Co-Programme Chair for SPA Conference, 2013 and 2014.</text:p>
          <text:list>
            <text:list-item>
              <text:list>
                <text:list-item>
                  <text:list>
                    <text:list-header>
                      <text:p text:style-name="P41">Conference on all aspects of Software Practice Advancement. Putting together an excellent programme of <text:span text:style-name="T58">interactive technical and </text:span>non-<text:span text:style-name="T58">technical</text:span> sessions</text:p>
                    </text:list-header>
                    <text:list-item>
                      <text:p text:style-name="P42">Web admin for SPA Conference, maintaining and improving a complex PHP/MySQL application that manages submission, feedback and review and programme creation</text:p>
                    </text:list-item>
                    <text:list-item>
                      <text:p text:style-name="P44">Speak at conferences, including:</text:p>
                      <text:list>
                        <text:list-header>
                          <text:p text:style-name="P43">- “Automating Government”, a talk at Scotch on the Rocks, June 2014</text:p>
                          <text:list>
                            <text:list-item>
                              <text:list>
                                <text:list-header>
                                  <text:p text:style-name="P40"><text:span text:style-name="T53">- </text:span><text:span text:style-name="T50">“Craftsman Softwareship”, an </text:span><text:span text:style-name="T56">I</text:span><text:span text:style-name="T50">gnite talk </text:span><text:span text:style-name="T52">at Strata/Velocity in November 2013</text:span></text:p>
                                  <text:p text:style-name="P40"><text:span text:style-name="T53">- </text:span><text:span text:style-name="T42">“Growing Fast Within Gove</text:span><text:span text:style-name="T50">rnment” the </text:span><text:span text:style-name="T42">keynote at XPDay 2012</text:span></text:p>
                                  <text:p text:style-name="P40"><text:span text:style-name="T53">- </text:span><text:span text:style-name="T39">“Data Visualisations in JavaScript”, </text:span><text:span text:style-name="T50">a</text:span><text:span text:style-name="T39"> workshop at SPA 2012</text:span></text:p>
                                </text:list-header>
                                <text:list-item>
                                  <text:p text:style-name="P45">Participated in <text:span text:style-name="T56">two</text:span> Dev Fort<text:span text:style-name="T56">s</text:span>, where we created BeHabitual.com, an app for forming habits, <text:span text:style-name="T56">and Pebblebox, a secure group voting system</text:span></text:p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  <text:list-item>
                      <text:p text:style-name="P46">Blog at www.annashipman.co.uk/jfdi.html <text:span text:style-name="T53">and on the GDS technology blog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Volunteer for IT Can Help, a charity offering free computer support to disabled people</text:p>
          <text:p text:style-name="P51"><text:soft-page-break/></text:p>
        </text:list-item>
      </text:list>
      <text:p text:style-name="P18">Main Technical Skills</text:p>
      <text:p text:style-name="P19"><text:span text:style-name="T41">Current: </text:span><text:span text:style-name="T22">Ruby, P</text:span><text:span text:style-name="T20">erl, </text:span><text:span text:style-name="T21">Python, </text:span><text:span text:style-name="T23">Puppet, HTTP, Shell scripting</text:span><text:span text:style-name="T20">, MongoDB</text:span></text:p>
      <text:p text:style-name="P26"><text:span text:style-name="T28">Previous: </text:span><text:span text:style-name="T20">Java, </text:span><text:span text:style-name="T23">JavaScript, </text:span><text:span text:style-name="T20">J</text:span><text:span text:style-name="T21">Q</text:span><text:span text:style-name="T20">uery, SQL, Scal</text:span><text:span text:style-name="T24">a</text:span></text:p>
      <text:p text:style-name="P22"/>
      <text:p text:style-name="P22">Career Development</text:p>
      <text:p text:style-name="P3"><text:span text:style-name="T1">Java Designer/Developer</text:span> <text:span text:style-name="T6">at </text:span>Corelogic Ltd <text:span text:style-name="T32">(</text:span><text:span text:style-name="T12">March 2008 – </text:span><text:span text:style-name="T15">March 2012</text:span><text:span text:style-name="T13">)</text:span></text:p>
      <text:p text:style-name="P3"><text:span text:style-name="T10">SME producing one of the main case</text:span><text:span text:style-name="T11">-</text:span><text:span text:style-name="T10">management systems for social services</text:span></text:p>
      <text:p text:style-name="P24"><text:span text:style-name="T40">Roles included</text:span>:</text:p>
      <text:list xml:id="list629707370" text:continue-numbering="true" text:style-name="L1">
        <text:list-item>
          <text:p text:style-name="P37">Redesigning and rewriting one of the key components of the application for consistency, increased functionality and improved user experience </text:p>
        </text:list-item>
        <text:list-item>
          <text:p text:style-name="P38">Developing a prototype for the next version of the application, exploring and utilising tools new to the company to move towards a more web-based application </text:p>
        </text:list-item>
        <text:list-item>
          <text:p text:style-name="P48">Production Support </text:p>
          <text:p text:style-name="P52"/>
        </text:list-item>
      </text:list>
      <text:p text:style-name="P13"><text:span text:style-name="T7">Application Developer at A</text:span>tos Origin <text:span text:style-name="T33">(</text:span><text:span text:style-name="T1">November 2005 – February 2008</text:span><text:span text:style-name="T7">)</text:span></text:p>
      <text:p text:style-name="P14"><text:span text:style-name="T33">I</text:span>nternational IT services company with revenues of over €<text:span text:style-name="T29">8</text:span> billion and <text:span text:style-name="T30">78</text:span>,000 staff</text:p>
      <text:p text:style-name="P13"/>
      <text:p text:style-name="P13">Roles included:</text:p>
      <text:list xml:id="list1862909688" text:continue-numbering="true" text:style-name="L1">
        <text:list-item>
          <text:p text:style-name="P28">Production Support for a multi-million pound project for Defra</text:p>
        </text:list-item>
        <text:list-item>
          <text:p text:style-name="P29">Process improvement for an internal department</text:p>
        </text:list-item>
        <text:list-item>
          <text:p text:style-name="P29">Team Leading and Project Office for a multi-million pound project for VOSA</text:p>
        </text:list-item>
      </text:list>
      <text:p text:style-name="P6"/>
      <text:p text:style-name="P7"><text:span text:style-name="T2">Prior to my Masters in IT I worked </text:span><text:span text:style-name="T3">mainly in publishing, initially at</text:span><text:span text:style-name="T2"> a company that publishe</text:span><text:span text:style-name="T3">s</text:span><text:span text:style-name="T2"> books </text:span><text:span text:style-name="T4">for </text:span><text:span text:style-name="T3">dyslexic and other </text:span><text:span text:style-name="T2">reluctant readers (</text:span><text:span text:style-name="T8">Barrington Stoke, September 2001 – December 2002, Graduate Trainee</text:span><text:span text:style-name="T2">). </text:span><text:span text:style-name="T3">Am</text:span><text:span text:style-name="T2">ong other responsibilities I managed the production of eight novels from commission to production. It was here my interest in IT originated, and I taught myself MS Access in order to develop a database to manage their complex consultancy system. </text:span></text:p>
      <text:p text:style-name="P9"/>
      <text:p text:style-name="P7"><text:span text:style-name="T2">I continued my interest in IT in my next role for a charity (</text:span><text:span text:style-name="T8">Bridges Project, July 2003 – October 2004, Finance and Publicity Administrator</text:span><text:span text:style-name="T2">) where I w</text:span>ork<text:span text:style-name="T34">ed</text:span> with external IT contractors to develop <text:span text:style-name="T40">internal</text:span> systems <text:span text:style-name="T31">as well as </text:span>managing production of all publicity materials, and day-to-day finance. </text:p>
      <text:p text:style-name="P8"/>
      <text:p text:style-name="P7"><text:span text:style-name="T31">I also worked freelance alongside these jobs from </text:span><text:span text:style-name="T27">August 2001 – October 2005</text:span><text:span text:style-name="T16"> </text:span><text:span text:style-name="T18">doing</text:span><text:span text:style-name="T16"> </text:span><text:span text:style-name="T18">p</text:span><text:span text:style-name="T16">roofreading, copy-editing </text:span><text:span text:style-name="T19">and</text:span><text:span text:style-name="T16"> </text:span><text:span text:style-name="T17">b</text:span><text:span text:style-name="T16">ook reviews </text:span><text:span text:style-name="T18">as well as voluntary advocacy work at The State Hospital, Carstairs – Scotland’s only maximum-security hospital.</text:span></text:p>
      <text:p text:style-name="P15"/>
      <text:p text:style-name="P21">Education &amp; Qualifications</text:p>
      <text:p text:style-name="P13"><text:span text:style-name="T44">Heriot-Watt University</text:span><text:span text:style-name="T1"> </text:span>MSc IT (Software Systems) with Distinction</text:p>
      <text:list xml:id="list782107470" text:continue-numbering="true" text:style-name="L1">
        <text:list-header>
          <text:p text:style-name="P30"/>
        </text:list-header>
      </text:list>
      <text:p text:style-name="P13"><text:span text:style-name="T45">Edinburgh University</text:span><text:span text:style-name="T5"> </text:span><text:span text:style-name="T24">MA honours degree Mental Philosophy. Class: 2.1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Verdana" style:font-name-asian="Times New Roman" style:font-name-complex="Times New Roman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401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na Shipman</dc:title>
    <meta:initial-creator>Shipman</meta:initial-creator>
    <meta:creation-date>2007-12-04T23:48:00</meta:creation-date>
    <dc:date>2014-07-19T21:19:06</dc:date>
    <meta:print-date>2005-02-27T18:49:00</meta:print-date>
    <meta:editing-cycles>200</meta:editing-cycles>
    <meta:editing-duration>PT14H26M7S</meta:editing-duration>
    <meta:generator>LibreOffice/4.0.2.2$MacOSX_x86 LibreOffice_project/4c82dcdd6efcd48b1d8bba66bfe1989deee49c3</meta:generator>
    <meta:document-statistic meta:table-count="0" meta:image-count="0" meta:object-count="0" meta:page-count="2" meta:paragraph-count="57" meta:word-count="741" meta:character-count="4953" meta:non-whitespace-character-count="4258"/>
    <meta:user-defined meta:name="Info 1"/>
    <meta:user-defined meta:name="Info 2"/>
    <meta:user-defined meta:name="Info 3"/>
    <meta:user-defined meta:name="Info 4"/>
  </office:meta>
</office:document-meta>
</file>